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2a0" officeooo:paragraph-rsid="000d02a0"/>
    </style:style>
    <style:style style:name="P2" style:family="paragraph" style:parent-style-name="Standard">
      <style:text-properties style:font-name="Nimbus Mono L" fo:font-size="8pt" officeooo:rsid="000f51bc" officeooo:paragraph-rsid="000f51bc" style:font-size-asian="8pt" style:font-size-complex="8pt"/>
    </style:style>
    <style:style style:name="P3" style:family="paragraph" style:parent-style-name="Standard">
      <style:text-properties style:font-name="Nimbus Mono L" fo:font-size="8pt" officeooo:rsid="0010fd6e" officeooo:paragraph-rsid="0010fd6e" style:font-size-asian="8pt" style:font-size-complex="8pt"/>
    </style:style>
    <style:style style:name="P4" style:family="paragraph" style:parent-style-name="Standard">
      <style:text-properties style:font-name="Liberation Serif" officeooo:rsid="000d02a0" officeooo:paragraph-rsid="000d02a0"/>
    </style:style>
    <style:style style:name="P5" style:family="paragraph" style:parent-style-name="Standard">
      <style:text-properties style:font-name="Liberation Serif" officeooo:rsid="000f51bc" officeooo:paragraph-rsid="000f51bc"/>
    </style:style>
    <style:style style:name="P6" style:family="paragraph" style:parent-style-name="Standard">
      <style:text-properties style:font-name="Liberation Serif" officeooo:rsid="000e4c24" officeooo:paragraph-rsid="000e4c24"/>
    </style:style>
    <style:style style:name="P7" style:family="paragraph" style:parent-style-name="Standard" style:list-style-name="L1">
      <style:text-properties style:font-name="Liberation Serif" officeooo:rsid="000f51bc" officeooo:paragraph-rsid="000f51bc"/>
    </style:style>
    <style:style style:name="P8" style:family="paragraph" style:parent-style-name="Standard">
      <style:text-properties style:font-name="Liberation Serif" officeooo:rsid="000f51bc" officeooo:paragraph-rsid="000f51bc"/>
    </style:style>
    <style:style style:name="P9" style:family="paragraph" style:parent-style-name="Standard" style:list-style-name="L2">
      <style:text-properties style:font-name="Liberation Serif" officeooo:rsid="000e4c24" officeooo:paragraph-rsid="0010f18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eacf4"/>
    </style:style>
    <style:style style:name="T3" style:family="text">
      <style:text-properties officeooo:rsid="0010f18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1834" style:font-style-asian="italic" style:font-style-complex="italic"/>
    </style:style>
    <style:style style:name="T6" style:family="text">
      <style:text-properties officeooo:rsid="0010fd6e"/>
    </style:style>
    <style:style style:name="T7" style:family="text">
      <style:text-properties officeooo:rsid="00141834"/>
    </style:style>
    <style:style style:name="T8" style:family="text">
      <style:text-properties officeooo:rsid="001429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8">Fixeau </text:span>api v1</text:p>
      <text:p text:style-name="P4"/>
      <text:p text:style-name="P4">Implemented with Django Rest Framework (DRF) in separate django app</text:p>
      <text:p text:style-name="P5"/>
      <text:p text:style-name="P1"><text:span text:style-name="T2">see</text:span><text:span text:style-name="T1"> /api/v1/ </text:span><text:span text:style-name="T2">for browseable api</text:span></text:p>
      <text:p text:style-name="P4"/>
      <text:p text:style-name="P6"><text:span text:style-name="T3">E</text:span>ndpoints:</text:p>
      <text:list xml:id="list7164078253499509719" text:style-name="L2">
        <text:list-item>
          <text:p text:style-name="P9">measurement: <text:span text:style-name="T3">measurement in place and time with unit and parameter name</text:span></text:p>
        </text:list-item>
        <text:list-item>
          <text:p text:style-name="P9">source: <text:span text:style-name="T3">source of data (device id or user id)</text:span></text:p>
        </text:list-item>
        <text:list-item>
          <text:p text:style-name="P9">series: <text:span text:style-name="T3">group of measurements with common properties source and parameter</text:span></text:p>
          <text:p text:style-name="P9"/>
        </text:list-item>
      </text:list>
      <text:p text:style-name="P6"><text:span text:style-name="T3">B</text:span>oth series and measurement endpoints support geometry filtering <text:span text:style-name="T7">(</text:span><text:span text:style-name="T4">dist</text:span> and <text:span text:style-name="T4">in_bbox</text:span><text:span text:style-name="T5">)</text:span></text:p>
      <text:p text:style-name="P6"><text:span text:style-name="T3">M</text:span>easurements can <text:span text:style-name="T3">also </text:span>be filtered on time, parameter and value</text:p>
      <text:p text:style-name="P5"/>
      <text:p text:style-name="P5"><text:span text:style-name="T3">E</text:span>xample: <text:span text:style-name="T3">to retrieve </text:span>all <text:span text:style-name="T3">temperature </text:span>measurements within 1000 m from a location with value<text:span text:style-name="T6">s</text:span> <text:span text:style-name="T6">between 6.9 and 7.1</text:span>:</text:p>
      <text:p text:style-name="P2"/>
      <text:p text:style-name="P3">http://localhost:8000/api/v1/measurement/?dist=1000&amp;point=4.68345,52.26508&amp;value__range=6.9,7.1&amp;parameter__startswith=temp</text:p>
      <text:p text:style-name="P6"/>
      <text:p text:style-name="P6">measurements can be posted as single or multiple instances (array)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4:36:52.580010584</meta:creation-date>
    <dc:date>2018-01-17T13:12:52.210743252</dc:date>
    <meta:editing-duration>PT3H47M8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03" meta:character-count="759" meta:non-whitespace-character-count="672"/>
  </office:meta>
</office:document-meta>
</file>